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Marathi1" svg:font-family="'Lohit Marath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2">
      <style:text-properties officeooo:rsid="00167be3" officeooo:paragraph-rsid="00167be3"/>
    </style:style>
    <style:style style:name="P2" style:family="paragraph" style:parent-style-name="Standard">
      <style:text-properties officeooo:rsid="0014c98c" officeooo:paragraph-rsid="0014c98c"/>
    </style:style>
    <style:style style:name="P3" style:family="paragraph" style:parent-style-name="Standard">
      <style:text-properties officeooo:rsid="00167be3" officeooo:paragraph-rsid="00167be3"/>
    </style:style>
    <style:style style:name="P4" style:family="paragraph" style:parent-style-name="Standard">
      <style:text-properties officeooo:paragraph-rsid="001c705d"/>
    </style:style>
    <style:style style:name="P5" style:family="paragraph" style:parent-style-name="Standard">
      <style:text-properties officeooo:rsid="001c705d" officeooo:paragraph-rsid="001c705d"/>
    </style:style>
    <style:style style:name="P6" style:family="paragraph" style:parent-style-name="Standard">
      <style:text-properties style:font-name="sans-serif" fo:font-size="15pt" officeooo:paragraph-rsid="0014c98c"/>
    </style:style>
    <style:style style:name="P7" style:family="paragraph" style:parent-style-name="Standard">
      <style:text-properties style:font-name="sans-serif" fo:font-size="15pt" officeooo:rsid="0014c98c" officeooo:paragraph-rsid="0014c98c"/>
    </style:style>
    <style:style style:name="P8" style:family="paragraph" style:parent-style-name="Standard">
      <style:text-properties style:font-name="sans-serif" fo:font-size="15pt" officeooo:rsid="00167be3" officeooo:paragraph-rsid="00167be3"/>
    </style:style>
    <style:style style:name="P9" style:family="paragraph" style:parent-style-name="Standard">
      <style:text-properties style:font-name="sans-serif" fo:font-size="12pt" officeooo:rsid="00169d93" officeooo:paragraph-rsid="00167be3" style:font-size-asian="12pt" style:font-size-complex="12pt"/>
    </style:style>
    <style:style style:name="P10" style:family="paragraph" style:parent-style-name="Standard">
      <style:text-properties style:font-name="sans-serif" fo:font-size="12pt" officeooo:rsid="001e6491" officeooo:paragraph-rsid="001c705d" style:font-size-asian="12pt" style:font-size-complex="12pt"/>
    </style:style>
    <style:style style:name="P11" style:family="paragraph" style:parent-style-name="Standard">
      <style:text-properties style:font-name="sans-serif" fo:font-size="12pt" officeooo:paragraph-rsid="001e6491" style:font-size-asian="12pt" style:font-size-complex="12pt"/>
    </style:style>
    <style:style style:name="P12" style:family="paragraph" style:parent-style-name="Standard">
      <style:text-properties style:font-name="sans-serif" fo:font-size="12pt" officeooo:rsid="001e8897" officeooo:paragraph-rsid="001e8897" style:font-size-asian="12pt" style:font-size-complex="12pt"/>
    </style:style>
    <style:style style:name="P13" style:family="paragraph" style:parent-style-name="Standard">
      <style:text-properties style:font-name="sans-serif" fo:font-size="12pt" officeooo:rsid="00276bd9" officeooo:paragraph-rsid="00276bd9" style:font-size-asian="12pt" style:font-size-complex="12pt"/>
    </style:style>
    <style:style style:name="P14" style:family="paragraph" style:parent-style-name="Standard">
      <style:text-properties style:font-name="sans-serif" fo:font-size="12pt" fo:font-weight="bold" officeooo:rsid="0021cec2" officeooo:paragraph-rsid="0021cec2" style:font-size-asian="12pt" style:font-weight-asian="bold" style:font-size-complex="12pt" style:font-weight-complex="bold"/>
    </style:style>
    <style:style style:name="P15" style:family="paragraph" style:parent-style-name="Standard">
      <style:text-properties officeooo:paragraph-rsid="002319d8"/>
    </style:style>
    <style:style style:name="P16" style:family="paragraph" style:parent-style-name="Standard">
      <style:text-properties officeooo:rsid="002319d8" officeooo:paragraph-rsid="002319d8"/>
    </style:style>
    <style:style style:name="P17" style:family="paragraph" style:parent-style-name="Standard">
      <style:text-properties officeooo:rsid="0025ae6c" officeooo:paragraph-rsid="0025ae6c"/>
    </style:style>
    <style:style style:name="P18" style:family="paragraph" style:parent-style-name="Standard">
      <style:text-properties officeooo:rsid="00274d50" officeooo:paragraph-rsid="00274d50"/>
    </style:style>
    <style:style style:name="P19" style:family="paragraph" style:parent-style-name="Standard">
      <style:text-properties officeooo:paragraph-rsid="001e8897"/>
    </style:style>
    <style:style style:name="P20" style:family="paragraph" style:parent-style-name="Standard">
      <style:text-properties officeooo:rsid="00276bd9" officeooo:paragraph-rsid="00276bd9"/>
    </style:style>
    <style:style style:name="P21" style:family="paragraph" style:parent-style-name="Standard">
      <style:text-properties officeooo:rsid="0029d934" officeooo:paragraph-rsid="0029d934"/>
    </style:style>
    <style:style style:name="P22" style:family="paragraph" style:parent-style-name="Standard">
      <style:text-properties officeooo:rsid="002c1e4a" officeooo:paragraph-rsid="002c1e4a"/>
    </style:style>
    <style:style style:name="T1" style:family="text">
      <style:text-properties style:font-name="sans-serif" fo:font-size="15pt"/>
    </style:style>
    <style:style style:name="T2" style:family="text">
      <style:text-properties style:font-name="sans-serif" fo:font-size="15pt" fo:font-weight="bold" style:font-weight-asian="bold" style:font-weight-complex="bold"/>
    </style:style>
    <style:style style:name="T3" style:family="text">
      <style:text-properties style:font-name="sans-serif" fo:font-size="12pt" style:font-size-asian="12pt" style:font-size-complex="12pt"/>
    </style:style>
    <style:style style:name="T4" style:family="text">
      <style:text-properties style:font-name="sans-serif" fo:font-size="12pt" officeooo:rsid="001e6491" style:font-size-asian="12pt" style:font-size-complex="12pt"/>
    </style:style>
    <style:style style:name="T5" style:family="text">
      <style:text-properties style:font-name="sans-serif" fo:font-size="12pt" officeooo:rsid="001e8897" style:font-size-asian="12pt" style:font-size-complex="12pt"/>
    </style:style>
    <style:style style:name="T6" style:family="text">
      <style:text-properties style:font-name="sans-serif" fo:font-size="12pt" officeooo:rsid="00276bd9" style:font-size-asian="12pt" style:font-size-complex="12pt"/>
    </style:style>
    <style:style style:name="T7" style:family="text">
      <style:text-properties style:font-name="sans-serif" fo:font-size="12pt" fo:font-weight="normal" style:font-size-asian="12pt" style:font-weight-asian="normal" style:font-size-complex="12pt" style:font-weight-complex="normal"/>
    </style:style>
    <style:style style:name="T8" style:family="text">
      <style:text-properties style:font-name="sans-serif" fo:font-size="12pt" fo:font-weight="normal" officeooo:rsid="002319d8" style:font-size-asian="12pt" style:font-weight-asian="normal" style:font-size-complex="12pt" style:font-weight-complex="normal"/>
    </style:style>
    <style:style style:name="T9"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2"><text:span text:style-name="T2">Application Architecture</text:span><text:span text:style-name="T1"> </text:span></text:p>
      <text:p text:style-name="P7"/>
      <text:p text:style-name="P9">The architecture of the current system has not implemented the initial design as my coding skill specifically in GO, acted as a barrier for the creation of an efficient and scalable system. I will begin by explaining the architecture I designed and how the system can scale vertically and horizontally.</text:p>
      <text:p text:style-name="P9"><draw:frame draw:style-name="fr2" draw:name="Frame1" text:anchor-type="char" svg:x="0.248in" svg:y="0.1209in" svg:width="6.2236in" draw:z-index="0"><draw:text-box fo:min-height="4.4425in"><text:p text:style-name="Figure"><text:span text:style-name="T9"><text:line-break/></text:span>Figure <text:sequence text:ref-name="refFigure0" text:name="Figure" text:formula="ooow:Figure+1" style:num-format="1">1</text:sequence>: Entity Relational Maping </text:p></draw:text-box></draw:frame></text:p>
      <text:p text:style-name="P9"/>
      <text:p text:style-name="P4"><text:span text:style-name="T4">The designed architecture consists of a postgreSQL database that is intended to run on </text:span><text:span text:style-name="T5">AWS</text:span><text:span text:style-name="T4"> </text:span><text:span text:style-name="T5">RDS</text:span><text:span text:style-name="T4">, an ERD can be viewed on figure 1, for the </text:span><text:span text:style-name="T5">REST Api </text:span><text:span text:style-name="T4">the web framework IRIS will be used as it holds the first place in the performance benchmarks </text:span><text:span text:style-name="T5">and promotes good practices with less and cleaner code that helpes keep the code base maintainable</text:span><text:span text:style-name="T4">.</text:span></text:p>
      <text:p text:style-name="P10"/>
      <text:p text:style-name="P19"><text:span text:style-name="T4">T</text:span><text:span text:style-name="T5">his design has a core idea microservices and as such it will be build consisting of a</text:span><text:span text:style-name="T4"> </text:span><text:span text:style-name="T5">Redis</text:span><text:span text:style-name="T4"> </text:span><text:span text:style-name="T5">instance that will be used to </text:span><text:span text:style-name="T4"><text:s/>manage the load, redis will also run on aws in combination with lamda function, </text:span><text:span text:style-name="T5">for better performance and to cut costs. I</text:span><text:span text:style-name="T4">n case the request per second grow exponentially they will be batched accordingly and redis workers will be spawned as well. Each unique ticker will spawn </text:span><text:span text:style-name="T6">its </text:span><text:span text:style-name="T4">own Buy and sell queues with workers assigned to them.</text:span></text:p>
      <text:p text:style-name="P20"><text:span text:style-name="T4">T</text:span><text:span text:style-name="T3">he initial though was to do this with goroutines and channels but it got proven unrealistic for the time being.</text:span></text:p>
      <text:p text:style-name="P10"/>
      <text:p text:style-name="P5"><text:soft-page-break/><text:span text:style-name="T4">This design can be scaled both horizontally and vertically by using more system resources and spawning more than one instance of redis </text:span><text:span text:style-name="T5">with lamda function</text:span><text:span text:style-name="T4">. Please see diagram 2 for the whole system architecture illustration. </text:span></text:p>
      <text:p text:style-name="P10"/>
      <text:p text:style-name="P10"/>
      <text:p text:style-name="P10"/>
      <text:p text:style-name="P10"/>
      <text:p text:style-name="P10"><draw:frame draw:style-name="fr1" draw:name="Frame2" text:anchor-type="char" svg:width="6.2236in" draw:z-index="1"><draw:text-box fo:min-height="4.4425in"><text:p text:style-name="Figure"><text:span text:style-name="T9"><text:line-break/></text:span>Figure <text:sequence text:ref-name="refFigure1" text:name="Figure" text:formula="ooow:Figure+1" style:num-format="1">2</text:sequence>: System Architecture illustration</text:p></draw:text-box></draw:frame></text:p>
      <text:p text:style-name="P8"/>
      <text:h text:style-name="P1" text:outline-level="2"><text:span text:style-name="Strong_20_Emphasis"><text:span text:style-name="T1">Magnetic Tape Backup</text:span></text:span></text:h>
      <text:p text:style-name="P3"/>
      <text:p text:style-name="P11">For the data loss mitigation eg electricity outage, some software based solutions can be implemented such as allowing for graceful shutdown, closing all running processes that will write the data into the database, by doing this the system will be able to retrieve all stored orders and restart the order matching engine.</text:p>
      <text:p text:style-name="P11"/>
      <text:p text:style-name="P11">In combination with hardware solution such as a UPS that will allow the system to run and give time and a warning to the clients to complete any transaction. Furthermore, magnetic backup tapes can be used to store data for a certain amount of time ( 1–3 years) depending on the volume of the data, importance, and the timeframe the data becomes deprecated.</text:p>
      <text:p text:style-name="P11"/>
      <text:p text:style-name="P11"/>
      <text:p text:style-name="P11"/>
      <text:p text:style-name="P11"/>
      <text:p text:style-name="P11"><text:soft-page-break/></text:p>
      <text:p text:style-name="P11"/>
      <text:p text:style-name="P11"/>
      <text:p text:style-name="P11"/>
      <text:p text:style-name="P14">Some feedback</text:p>
      <text:p text:style-name="P14"/>
      <text:p text:style-name="P15"><text:span text:style-name="T8">Based on me reading for 3 days GO I am really happy with the coding part of the application, I noticed I struggled to implement some parts of the code when I was refactoring the code because I was getting some trivial errors as NOOB GOPHER and the functionalities dont work 100% as intended, I believe I can easily make it work <text:s/>given an hour maybe 2 depending on the errors I get.</text:span></text:p>
      <text:p text:style-name="P15"><text:span text:style-name="T8"/></text:p>
      <text:p text:style-name="P16"><text:span text:style-name="T7">I believe that the assignment wasnt for 4 hours given the documentation and everything it is far more than that. I must admit I <text:s/>did some poor time management and I focus my energy heavily on the coding aspect to display that I am a fast learner and I did not created a very ritch documentation.</text:span></text:p>
      <text:p text:style-name="P16"><text:span text:style-name="T7"/></text:p>
      <text:p text:style-name="P16"><text:span text:style-name="T7">My plan was to create the documentation using swagger but it took me a long time to make the code work as I was getting some minor errors due to my lack of experience on the language. </text:span></text:p>
      <text:p text:style-name="P16"><text:span text:style-name="T7"/></text:p>
      <text:p text:style-name="P17"><text:span text:style-name="T7">I am keeping the orders rows in the database <text:s/>and setting the quantity to 0 in order to allow the display of a order history, additionally I am creating a transaction for each trade and saving it <text:s/>connected to a table that connects each trade with its user.</text:span></text:p>
      <text:p text:style-name="P17"><text:span text:style-name="T8"/></text:p>
      <text:p text:style-name="P18"><text:span text:style-name="T8">U</text:span><text:span text:style-name="T7">nfortunatelly I wasnt able to build the test and that Is because of language limitation I stuble across an error and I couldnt solve it on a reasonable time that will allow me to complete the rest of the tasks and for that reason I wrote some tests without running them to display the logic behind my testing ( integration + api testing)</text:span></text:p>
      <text:p text:style-name="P18"><text:span text:style-name="T8"/></text:p>
      <text:p text:style-name="P21"><text:span text:style-name="T8">I </text:span><text:span text:style-name="T7">decided to stop the development and focus on writing some documentation and creating the ERD as well as the holistic system diagram.But I would be happy to explain how I would procced my coding from this point on to complete the <text:s/>requested functionality </text:span></text:p>
      <text:p text:style-name="P16"><text:span text:style-name="T7"/></text:p>
      <text:p text:style-name="P22"><text:span text:style-name="T7">My docker file for some reason its not creating the database tables perhaps I checked the schemas and I also tried various things as well as exporting my main database scheme and importing it there with no result. Ill keep working at it to see why is this happening and ill update you.</text:span></text:p>
      <text:p text:style-name="P16"><text:span text:style-name="T7"/></text:p>
      <text:p text:style-name="P13">I would really love to discuss further the implementation and I have got some questions about GO in terms of structure(idiomatic etc) and more based on goroutines and channels.</text:p>
      <text:p text:style-name="P12"><text:s/></text:p>
      <text:p text:style-name="P12">Dionysis Ntreou</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Marathi1" svg:font-family="'Lohit Marath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Marathi" style:font-family-complex="'Lohit Marathi'"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9-28T05:39:07.276313078</meta:creation-date>
    <dc:date>2020-09-28T10:52:58.057214374</dc:date>
    <meta:editing-duration>PT23M18S</meta:editing-duration>
    <meta:editing-cycles>8</meta:editing-cycles>
    <meta:generator>LibreOffice/6.4.1.2$Linux_X86_64 LibreOffice_project/40$Build-2</meta:generator>
    <meta:document-statistic meta:table-count="0" meta:image-count="0" meta:object-count="0" meta:page-count="3" meta:paragraph-count="22" meta:word-count="786" meta:character-count="4438" meta:non-whitespace-character-count="3662"/>
  </office:meta>
</office:document-meta>
</file>